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57cm" fo:min-width="0.207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03cm" loext:decorative="false"/>
      <style:paragraph-properties style:writing-mode="lr-tb"/>
    </style:style>
    <style:style style:name="gr31" style:family="graphic" style:parent-style-name="standard">
      <style:graphic-properties draw:fill="solid" draw:fill-color="#ffff00" draw:textarea-vertical-align="middle" draw:auto-grow-height="false" fo:min-height="0.457cm" fo:min-width="0.207cm" loext:decorative="false"/>
      <style:paragraph-properties style:writing-mode="lr-tb"/>
    </style:style>
    <style:style style:name="gr32" style:family="graphic" style:parent-style-name="standard">
      <style:graphic-properties draw:fill="solid" draw:fill-color="#ffffa6" draw:textarea-vertical-align="middle" draw:auto-grow-height="false" fo:min-height="0.457cm" fo:min-width="0.207cm" loext:decorative="false"/>
      <style:paragraph-properties style:writing-mode="lr-tb"/>
    </style:style>
    <style:style style:name="gr33" style:family="graphic" style:parent-style-name="standard">
      <style:graphic-properties draw:fill="solid" draw:fill-color="#ff0000" draw:textarea-vertical-align="middle" draw:auto-grow-height="false" fo:min-height="0.457cm" fo:min-width="0.207cm" loext:decorative="false"/>
      <style:paragraph-properties style:writing-mode="lr-tb"/>
    </style:style>
    <style:style style:name="gr34" style:family="graphic" style:parent-style-name="standard">
      <style:graphic-properties draw:fill="solid" draw:fill-color="#3465a4" draw:textarea-vertical-align="middle" draw:auto-grow-height="false" fo:min-height="0.457cm" fo:min-width="0.207cm" loext:decorative="false"/>
      <style:paragraph-properties style:writing-mode="lr-tb"/>
    </style:style>
    <style:style style:name="gr35" style:family="graphic" style:parent-style-name="standard">
      <style:graphic-properties draw:fill="solid" draw:fill-color="#50938a" draw:textarea-vertical-align="middle" draw:auto-grow-height="false" fo:min-height="0.457cm" fo:min-width="0.207cm" loext:decorative="false"/>
      <style:paragraph-properties style:writing-mode="lr-tb"/>
    </style:style>
    <style:style style:name="gr36" style:family="graphic" style:parent-style-name="standard">
      <style:graphic-properties draw:fill="solid" draw:fill-color="#b2b2b2" draw:textarea-vertical-align="middle" draw:auto-grow-height="false" fo:min-height="0.457cm" fo:min-width="0.207cm" loext:decorative="false"/>
      <style:paragraph-properties style:writing-mode="lr-tb"/>
    </style:style>
    <style:style style:name="gr37" style:family="graphic" style:parent-style-name="standard">
      <style:graphic-properties draw:fill="solid" draw:fill-color="#8d281e" draw:textarea-vertical-align="middle" draw:auto-grow-height="false" fo:min-height="0.457cm" fo:min-width="0.207cm" loext:decorative="false"/>
      <style:paragraph-properties style:writing-mode="lr-tb"/>
    </style:style>
    <style:style style:name="gr38" style:family="graphic" style:parent-style-name="standard">
      <style:graphic-properties draw:fill="solid" draw:fill-color="#168253" draw:textarea-vertical-align="middle" draw:auto-grow-height="false" fo:min-height="0.457cm" fo:min-width="0.207cm" loext:decorative="false"/>
      <style:paragraph-properties style:writing-mode="lr-tb"/>
    </style:style>
    <style:style style:name="gr39" style:family="graphic" style:parent-style-name="standard">
      <style:graphic-properties draw:fill="solid" draw:fill-color="#ffff00" draw:textarea-vertical-align="middle" draw:auto-grow-height="false" fo:min-height="0.425cm" fo:min-width="0.207cm" loext:decorative="false"/>
      <style:paragraph-properties style:writing-mode="lr-tb"/>
    </style:style>
    <style:style style:name="gr40" style:family="graphic" style:parent-style-name="standard">
      <style:graphic-properties draw:fill="solid" draw:fill-color="#5983b0" draw:textarea-vertical-align="middle" draw:auto-grow-height="false" fo:min-height="0.457cm" fo:min-width="0.207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00"/>
      <style:paragraph-properties fo:text-align="center"/>
      <style:text-properties fo:background-color="#ffff00"/>
    </style:style>
    <style:style style:name="P6" style:family="paragraph">
      <loext:graphic-properties draw:fill="solid" draw:fill-color="#ffffa6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 draw:fill-color="#50938a"/>
      <style:paragraph-properties fo:text-align="center"/>
    </style:style>
    <style:style style:name="P10" style:family="paragraph">
      <loext:graphic-properties draw:fill="solid" draw:fill-color="#b2b2b2"/>
      <style:paragraph-properties fo:text-align="center"/>
    </style:style>
    <style:style style:name="P11" style:family="paragraph">
      <loext:graphic-properties draw:fill="solid" draw:fill-color="#8d281e"/>
      <style:paragraph-properties fo:text-align="center"/>
    </style:style>
    <style:style style:name="P12" style:family="paragraph">
      <loext:graphic-properties draw:fill="solid" draw:fill-color="#168253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999cm" svg:height="0.999cm" svg:x="2.587cm" svg:y="5.1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999cm" svg:height="0.999cm" svg:x="13.653cm" svg:y="7.62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999cm" svg:height="0.999cm" svg:x="6.351cm" svg:y="5.081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999cm" svg:height="0.999cm" svg:x="13.653cm" svg:y="2.54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99cm" svg:height="0.999cm" svg:x="9.89cm" svg:y="5.08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586cm" svg:y1="5.627cm" svg:x2="6.351cm" svg:y2="5.581cm" draw:start-shape="id1" draw:start-glue-point="10" draw:end-shape="id2" draw:end-glue-point="6" svg:d="M3586 5627l2765-46" svg:viewBox="0 0 2766 47">
          <text:p/>
        </draw:connector>
        <draw:connector draw:style-name="gr2" draw:text-style-name="P3" draw:layer="layout" draw:type="line" svg:x1="7.35cm" svg:y1="5.581cm" svg:x2="9.89cm" svg:y2="5.581cm" draw:start-shape="id2" draw:start-glue-point="10" draw:end-shape="id3" draw:end-glue-point="6" svg:d="M7350 5581h2540" svg:viewBox="0 0 2541 1">
          <text:p/>
        </draw:connector>
        <draw:connector draw:style-name="gr2" draw:text-style-name="P3" draw:layer="layout" draw:type="line" svg:x1="10.743cm" svg:y1="5.227cm" svg:x2="13.799cm" svg:y2="3.394cm" draw:start-shape="id3" draw:start-glue-point="11" draw:end-shape="id4" draw:end-glue-point="7" svg:d="M10743 5227l3056-1833" svg:viewBox="0 0 3057 1834">
          <text:p/>
        </draw:connector>
        <draw:connector draw:style-name="gr2" draw:text-style-name="P3" draw:layer="layout" draw:type="line" svg:x1="10.743cm" svg:y1="5.934cm" svg:x2="13.799cm" svg:y2="7.767cm" draw:start-shape="id3" draw:start-glue-point="9" draw:end-shape="id5" draw:end-glue-point="5" svg:d="M10743 5934l3056 1833" svg:viewBox="0 0 3057 1834">
          <text:p/>
        </draw:connector>
        <draw:connector draw:style-name="gr2" draw:text-style-name="P3" draw:layer="layout" draw:type="line" svg:x1="14.153cm" svg:y1="3.54cm" svg:x2="14.153cm" svg:y2="7.621cm" draw:start-shape="id4" draw:start-glue-point="8" draw:end-shape="id5" draw:end-glue-point="4" svg:d="M14153 3540v4081" svg:viewBox="0 0 1 4082">
          <text:p/>
        </draw:connector>
        <draw:frame draw:style-name="gr3" draw:text-style-name="P4" draw:layer="layout" svg:width="0.926cm" svg:height="0.962cm" svg:x="3.222cm" svg:y="1.635cm">
          <draw:text-box>
            <text:p>A</text:p>
          </draw:text-box>
        </draw:frame>
        <draw:custom-shape draw:style-name="gr1" draw:text-style-name="P2" xml:id="id12" draw:id="id12" draw:layer="layout" svg:width="0.999cm" svg:height="0.999cm" svg:x="11.53cm" svg:y="15.58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999cm" svg:height="0.999cm" svg:x="2.223cm" svg:y="13.06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99cm" svg:height="0.999cm" svg:x="8.62cm" svg:y="10.16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999cm" svg:height="0.999cm" svg:x="5.445cm" svg:y="11.1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999cm" svg:height="0.999cm" svg:x="8.573cm" svg:y="15.55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999cm" svg:height="0.999cm" svg:x="8.573cm" svg:y="12.74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999cm" svg:height="0.999cm" svg:x="5.378cm" svg:y="15.52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076cm" svg:y1="13.211cm" svg:x2="5.445cm" svg:y2="11.66cm" draw:start-shape="id6" draw:start-glue-point="11" draw:end-shape="id7" draw:end-glue-point="6" svg:d="M3076 13211l2369-1551" svg:viewBox="0 0 2370 1552">
          <text:p/>
        </draw:connector>
        <draw:connector draw:style-name="gr2" draw:text-style-name="P3" draw:layer="layout" draw:type="line" svg:x1="3.076cm" svg:y1="13.918cm" svg:x2="5.378cm" svg:y2="16.022cm" draw:start-shape="id6" draw:start-glue-point="9" draw:end-shape="id8" draw:end-glue-point="6" svg:d="M3076 13918l2302 2104" svg:viewBox="0 0 2303 2105">
          <text:p/>
        </draw:connector>
        <draw:connector draw:style-name="gr2" draw:text-style-name="P3" draw:layer="layout" draw:type="line" svg:x1="6.298cm" svg:y1="11.306cm" svg:x2="8.62cm" svg:y2="10.661cm" draw:start-shape="id7" draw:start-glue-point="11" draw:end-shape="id9" draw:end-glue-point="6" svg:d="M6298 11306l2322-645" svg:viewBox="0 0 2323 646">
          <text:p/>
        </draw:connector>
        <draw:connector draw:style-name="gr2" draw:text-style-name="P3" draw:layer="layout" draw:type="line" svg:x1="6.298cm" svg:y1="12.013cm" svg:x2="8.573cm" svg:y2="13.247cm" draw:start-shape="id7" draw:start-glue-point="9" draw:end-shape="id10" draw:end-glue-point="6" svg:d="M6298 12013l2275 1234" svg:viewBox="0 0 2276 1235">
          <text:p/>
        </draw:connector>
        <draw:connector draw:style-name="gr2" draw:text-style-name="P3" draw:layer="layout" draw:type="line" svg:x1="9.12cm" svg:y1="11.16cm" svg:x2="9.073cm" svg:y2="12.747cm" draw:start-shape="id9" draw:start-glue-point="8" draw:end-shape="id10" draw:end-glue-point="4" svg:d="M9120 11160l-47 1587" svg:viewBox="0 0 48 1588">
          <text:p/>
        </draw:connector>
        <draw:connector draw:style-name="gr2" draw:text-style-name="P3" draw:layer="layout" draw:type="line" svg:x1="6.377cm" svg:y1="16.022cm" svg:x2="8.573cm" svg:y2="16.058cm" draw:start-shape="id8" draw:start-glue-point="10" draw:end-shape="id11" draw:end-glue-point="6" svg:d="M6377 16022l2196 36" svg:viewBox="0 0 2197 37">
          <text:p/>
        </draw:connector>
        <draw:connector draw:style-name="gr2" draw:text-style-name="P3" draw:layer="layout" draw:type="line" svg:x1="9.572cm" svg:y1="16.058cm" svg:x2="11.53cm" svg:y2="16.086cm" draw:start-shape="id11" draw:start-glue-point="10" draw:end-shape="id12" svg:d="M9572 16058l1958 28" svg:viewBox="0 0 1959 29">
          <text:p/>
        </draw:connector>
        <draw:frame draw:style-name="gr3" draw:text-style-name="P4" draw:layer="layout" svg:width="0.926cm" svg:height="0.962cm" svg:x="2.587cm" svg:y="9.89cm">
          <draw:text-box>
            <text:p>B</text:p>
          </draw:text-box>
        </draw:frame>
        <draw:connector draw:style-name="gr2" draw:text-style-name="P3" draw:layer="layout" draw:type="line" svg:x1="5.945cm" svg:y1="12.159cm" svg:x2="5.877cm" svg:y2="15.522cm" draw:start-shape="id7" draw:start-glue-point="8" draw:end-shape="id8" svg:d="M5945 12159l-68 3363" svg:viewBox="0 0 69 3364">
          <text:p/>
        </draw:connector>
        <draw:custom-shape draw:style-name="gr1" draw:text-style-name="P2" draw:layer="layout" svg:width="0.999cm" svg:height="0.999cm" svg:x="-13.651cm" svg:y="19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xml:id="id13" draw:id="id13" draw:layer="layout" svg:width="0.999cm" svg:height="0.999cm" svg:x="4.128cm" svg:y="4.12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999cm" svg:height="0.999cm" svg:x="6.715cm" svg:y="8.6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999cm" svg:height="0.999cm" svg:x="3.222cm" svg:y="1.63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999cm" svg:height="0.999cm" svg:x="13.065cm" svg:y="1.952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999cm" svg:height="0.999cm" svg:x="24.177cm" svg:y="1.58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999cm" svg:height="0.999cm" svg:x="14.288cm" svg:y="6.08cm">
          <text:p text:style-name="P1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999cm" svg:height="0.999cm" svg:x="25.765cm" svg:y="17.82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999cm" svg:height="0.999cm" svg:x="15.876cm" svg:y="11.11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0.999cm" svg:height="0.999cm" svg:x="25.447cm" svg:y="14.017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999cm" svg:height="0.999cm" svg:x="10.525cm" svg:y="9.843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999cm" svg:height="0.999cm" svg:x="8.256cm" svg:y="13.01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999cm" svg:height="0.999cm" svg:x="16.511cm" svg:y="18.416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999cm" svg:height="0.999cm" svg:x="1.952cm" svg:y="18.14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999cm" svg:height="0.999cm" svg:x="25.13cm" svg:y="7.30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5.127cm" svg:y1="4.628cm" svg:x2="13.065cm" svg:y2="2.452cm" draw:start-shape="id13" draw:start-glue-point="10" draw:end-shape="id14" draw:end-glue-point="6" svg:d="M5127 4628l7938-2176" svg:viewBox="0 0 7939 2177">
          <text:p/>
        </draw:connector>
        <draw:connector draw:style-name="gr5" draw:text-style-name="P3" draw:layer="layout" draw:type="line" svg:x1="4.981cm" svg:y1="4.981cm" svg:x2="6.715cm" svg:y2="9.12cm" draw:start-shape="id13" draw:start-glue-point="9" draw:end-shape="id15" draw:end-glue-point="6" svg:d="M4981 4981l1734 4139" svg:viewBox="0 0 1735 4140">
          <text:p/>
        </draw:connector>
        <draw:connector draw:style-name="gr6" draw:text-style-name="P3" draw:layer="layout" draw:type="line" svg:x1="2.951cm" svg:y1="18.645cm" svg:x2="25.447cm" svg:y2="14.517cm" draw:start-shape="id16" draw:start-glue-point="10" draw:end-shape="id17" draw:end-glue-point="6" svg:d="M2951 18645l22496-4128" svg:viewBox="0 0 22497 4129">
          <text:p/>
        </draw:connector>
        <draw:connector draw:style-name="gr7" draw:text-style-name="P3" draw:layer="layout" draw:type="line" svg:x1="13.565cm" svg:y1="2.951cm" svg:x2="14.787cm" svg:y2="6.08cm" draw:start-shape="id14" draw:start-glue-point="8" draw:end-shape="id18" svg:d="M13565 2951l1222 3129" svg:viewBox="0 0 1223 3130">
          <text:p/>
        </draw:connector>
        <draw:connector draw:style-name="gr8" draw:text-style-name="P3" draw:layer="layout" draw:type="line" svg:x1="24.677cm" svg:y1="2.587cm" svg:x2="2.951cm" svg:y2="18.644cm" draw:start-shape="id19" draw:start-glue-point="8" draw:end-shape="id16" svg:d="M24677 2587l-21726 16057" svg:viewBox="0 0 21727 16058">
          <text:p/>
        </draw:connector>
        <draw:connector draw:style-name="gr9" draw:text-style-name="P3" draw:layer="layout" draw:type="line" svg:x1="15.141cm" svg:y1="6.226cm" svg:x2="24.323cm" svg:y2="2.441cm" draw:start-shape="id18" draw:start-glue-point="11" draw:end-shape="id19" draw:end-glue-point="7" svg:d="M15141 6226l9182-3785" svg:viewBox="0 0 9183 3786">
          <text:p/>
        </draw:connector>
        <draw:connector draw:style-name="gr10" draw:text-style-name="P3" draw:layer="layout" draw:type="line" svg:x1="14.434cm" svg:y1="6.933cm" svg:x2="7.714cm" svg:y2="9.119cm" draw:start-shape="id18" draw:start-glue-point="7" draw:end-shape="id15" svg:d="M14434 6933l-6720 2186" svg:viewBox="0 0 6721 2187">
          <text:p/>
        </draw:connector>
        <draw:connector draw:style-name="gr11" draw:text-style-name="P3" draw:layer="layout" draw:type="line" svg:x1="14.788cm" svg:y1="7.079cm" svg:x2="16.375cm" svg:y2="11.113cm" draw:start-shape="id18" draw:start-glue-point="8" draw:end-shape="id20" svg:d="M14788 7079l1587 4034" svg:viewBox="0 0 1588 4035">
          <text:p/>
        </draw:connector>
        <draw:connector draw:style-name="gr12" draw:text-style-name="P3" draw:layer="layout" draw:type="line" svg:x1="25.593cm" svg:y1="14.163cm" svg:x2="15.141cm" svg:y2="6.933cm" draw:start-shape="id17" draw:start-glue-point="5" draw:end-shape="id18" draw:end-glue-point="9" svg:d="M25593 14163l-10452-7230" svg:viewBox="0 0 10453 7231">
          <text:p/>
        </draw:connector>
        <draw:connector draw:style-name="gr13" draw:text-style-name="P3" draw:layer="layout" draw:type="line" svg:x1="16.729cm" svg:y1="11.966cm" svg:x2="17.01cm" svg:y2="18.416cm" draw:start-shape="id20" draw:start-glue-point="9" draw:end-shape="id21" draw:end-glue-point="0" svg:d="M16729 11966l281 6450" svg:viewBox="0 0 282 6451">
          <text:p/>
        </draw:connector>
        <draw:connector draw:style-name="gr14" draw:text-style-name="P3" draw:layer="layout" draw:type="line" svg:x1="16.511cm" svg:y1="18.916cm" svg:x2="2.951cm" svg:y2="18.644cm" draw:start-shape="id21" draw:start-glue-point="6" draw:end-shape="id16" svg:d="M16511 18916l-13560-272" svg:viewBox="0 0 13561 273">
          <text:p/>
        </draw:connector>
        <draw:connector draw:style-name="gr15" draw:text-style-name="P3" draw:layer="layout" draw:type="line" svg:x1="9.255cm" svg:y1="13.518cm" svg:x2="15.876cm" svg:y2="11.613cm" draw:start-shape="id22" draw:start-glue-point="10" draw:end-shape="id20" draw:end-glue-point="6" svg:d="M9255 13518l6621-1905" svg:viewBox="0 0 6622 1906">
          <text:p/>
        </draw:connector>
        <draw:connector draw:style-name="gr16" draw:text-style-name="P3" draw:layer="layout" draw:type="line" svg:x1="25.911cm" svg:y1="17.973cm" svg:x2="9.109cm" svg:y2="13.164cm" draw:start-shape="id23" draw:start-glue-point="5" draw:end-shape="id22" draw:end-glue-point="11" svg:d="M25911 17973l-16802-4809" svg:viewBox="0 0 16803 4810">
          <text:p/>
        </draw:connector>
        <draw:connector draw:style-name="gr17" draw:text-style-name="P3" draw:layer="layout" draw:type="line" svg:x1="14.064cm" svg:y1="2.452cm" svg:x2="24.177cm" svg:y2="2.088cm" draw:start-shape="id14" draw:start-glue-point="10" draw:end-shape="id19" draw:end-glue-point="6" svg:d="M14064 2452l10113-364" svg:viewBox="0 0 10114 365">
          <text:p/>
        </draw:connector>
        <draw:connector draw:style-name="gr18" draw:text-style-name="P3" draw:layer="layout" draw:type="line" svg:x1="13.211cm" svg:y1="2.098cm" svg:x2="4.075cm" svg:y2="1.781cm" draw:start-shape="id14" draw:start-glue-point="5" draw:end-shape="id24" draw:end-glue-point="11" svg:d="M13211 2098l-9136-317" svg:viewBox="0 0 9137 318">
          <text:p/>
        </draw:connector>
        <draw:connector draw:style-name="gr19" draw:text-style-name="P3" draw:layer="layout" draw:type="line" svg:x1="25.63cm" svg:y1="7.303cm" svg:x2="25.03cm" svg:y2="2.441cm" draw:start-shape="id25" draw:start-glue-point="4" draw:end-shape="id19" draw:end-glue-point="9" svg:d="M25630 7303l-600-4862" svg:viewBox="0 0 601 4863">
          <text:p/>
        </draw:connector>
        <draw:connector draw:style-name="gr20" draw:text-style-name="P3" draw:layer="layout" draw:type="line" svg:x1="26.3cm" svg:y1="14.87cm" svg:x2="26.265cm" svg:y2="17.827cm" draw:start-shape="id17" draw:start-glue-point="9" draw:end-shape="id23" draw:end-glue-point="4" svg:d="M26300 14870l-35 2957" svg:viewBox="0 0 36 2958">
          <text:p/>
        </draw:connector>
        <draw:connector draw:style-name="gr21" draw:text-style-name="P3" draw:layer="layout" draw:type="line" svg:x1="17.51cm" svg:y1="18.915cm" svg:x2="26.264cm" svg:y2="18.826cm" draw:start-shape="id21" draw:end-shape="id23" svg:d="M17510 18915l8754-89" svg:viewBox="0 0 8755 90">
          <text:p/>
        </draw:connector>
        <draw:connector draw:style-name="gr22" draw:text-style-name="P3" draw:layer="layout" draw:type="line" svg:x1="8.402cm" svg:y1="13.164cm" svg:x2="7.215cm" svg:y2="9.619cm" draw:start-shape="id22" draw:start-glue-point="5" draw:end-shape="id15" draw:end-glue-point="8" svg:d="M8402 13164l-1187-3545" svg:viewBox="0 0 1188 3546">
          <text:p/>
        </draw:connector>
        <draw:connector draw:style-name="gr23" draw:text-style-name="P3" draw:layer="layout" draw:type="line" svg:x1="10.671cm" svg:y1="10.696cm" svg:x2="16.375cm" svg:y2="11.113cm" draw:start-shape="id26" draw:start-glue-point="7" draw:end-shape="id20" svg:d="M10671 10696l5704 417" svg:viewBox="0 0 5705 418">
          <text:p/>
        </draw:connector>
        <draw:connector draw:style-name="gr24" draw:text-style-name="P3" draw:layer="layout" draw:type="line" svg:x1="25.629cm" svg:y1="8.302cm" svg:x2="25.946cm" svg:y2="14.017cm" draw:start-shape="id25" draw:end-shape="id17" svg:d="M25629 8302l317 5715" svg:viewBox="0 0 318 5716">
          <text:p/>
        </draw:connector>
        <draw:connector draw:style-name="gr25" draw:text-style-name="P3" draw:layer="layout" draw:type="line" svg:x1="3.368cm" svg:y1="2.488cm" svg:x2="2.951cm" svg:y2="18.644cm" draw:start-shape="id24" draw:start-glue-point="7" draw:end-shape="id16" svg:d="M3368 2488l-417 16156" svg:viewBox="0 0 418 16157">
          <text:p/>
        </draw:connector>
        <draw:connector draw:style-name="gr26" draw:text-style-name="P3" draw:layer="layout" draw:type="line" svg:x1="2.805cm" svg:y1="18.291cm" svg:x2="4.627cm" svg:y2="5.127cm" draw:start-shape="id16" draw:start-glue-point="11" draw:end-shape="id13" svg:d="M2805 18291l1822-13164" svg:viewBox="0 0 1823 13165">
          <text:p/>
        </draw:connector>
        <draw:connector draw:style-name="gr27" draw:text-style-name="P3" draw:layer="layout" draw:type="line" svg:x1="7.714cm" svg:y1="9.119cm" svg:x2="11.024cm" svg:y2="9.843cm" draw:start-shape="id15" draw:end-shape="id26" svg:d="M7714 9119l3310 724" svg:viewBox="0 0 3311 725">
          <text:p/>
        </draw:connector>
        <draw:connector draw:style-name="gr28" draw:text-style-name="P3" draw:layer="layout" draw:type="line" svg:x1="7.714cm" svg:y1="9.119cm" svg:x2="25.629cm" svg:y2="8.302cm" draw:start-shape="id15" draw:end-shape="id25" draw:end-glue-point="2" svg:d="M7714 9119l17915-817" svg:viewBox="0 0 17916 818">
          <text:p/>
        </draw:connector>
        <draw:frame draw:style-name="gr29" draw:text-style-name="P4" draw:layer="layout" svg:width="0.961cm" svg:height="0.962cm" svg:x="1.635cm" svg:y="1cm">
          <draw:text-box>
            <text:p>C</text:p>
          </draw:text-box>
        </draw:frame>
      </draw:page>
      <draw:page draw:name="page3" draw:style-name="dp1" draw:master-page-name="Default">
        <draw:custom-shape draw:style-name="gr1" draw:text-style-name="P2" xml:id="id27" draw:id="id27" draw:layer="layout" svg:width="0.999cm" svg:height="0.999cm" svg:x="2.858cm" svg:y="6.35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999cm" svg:height="0.999cm" svg:x="9.89cm" svg:y="6.3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999cm" svg:height="0.999cm" svg:x="6.397cm" svg:y="9.25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999cm" svg:height="0.999cm" svg:x="6.08cm" svg:y="3.49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999cm" svg:height="0.999cm" svg:x="15.922cm" svg:y="3.17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999cm" svg:height="0.999cm" svg:x="19.097cm" svg:y="6.35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999cm" svg:height="0.999cm" svg:x="13.065cm" svg:y="6.397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0.999cm" svg:height="0.999cm" svg:x="16.193cm" svg:y="9.57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358cm" svg:y1="6.351cm" svg:x2="6.08cm" svg:y2="3.993cm" draw:start-shape="id27" draw:start-glue-point="4" draw:end-shape="id28" draw:end-glue-point="6" svg:d="M3358 6351l2722-2358" svg:viewBox="0 0 2723 2359">
          <text:p/>
        </draw:connector>
        <draw:connector draw:style-name="gr2" draw:text-style-name="P3" draw:layer="layout" draw:type="line" svg:x1="6.397cm" svg:y1="9.755cm" svg:x2="3.358cm" svg:y2="7.35cm" draw:start-shape="id29" draw:start-glue-point="6" draw:end-shape="id27" draw:end-glue-point="8" svg:d="M6397 9755l-3039-2405" svg:viewBox="0 0 3040 2406">
          <text:p/>
        </draw:connector>
        <draw:connector draw:style-name="gr2" draw:text-style-name="P3" draw:layer="layout" draw:type="line" svg:x1="7.079cm" svg:y1="3.993cm" svg:x2="10.036cm" svg:y2="6.543cm" draw:start-shape="id28" draw:start-glue-point="10" draw:end-shape="id30" draw:end-glue-point="5" svg:d="M7079 3993l2957 2550" svg:viewBox="0 0 2958 2551">
          <text:p/>
        </draw:connector>
        <draw:connector draw:style-name="gr2" draw:text-style-name="P3" draw:layer="layout" draw:type="line" svg:x1="10.036cm" svg:y1="7.25cm" svg:x2="7.25cm" svg:y2="9.401cm" draw:start-shape="id30" draw:start-glue-point="7" draw:end-shape="id29" draw:end-glue-point="11" svg:d="M10036 7250l-2786 2151" svg:viewBox="0 0 2787 2152">
          <text:p/>
        </draw:connector>
        <draw:connector draw:style-name="gr2" draw:text-style-name="P3" draw:layer="layout" draw:type="line" svg:x1="13.565cm" svg:y1="6.397cm" svg:x2="16.068cm" svg:y2="4.029cm" draw:start-shape="id31" draw:start-glue-point="4" draw:end-shape="id32" draw:end-glue-point="7" svg:d="M13565 6397l2503-2368" svg:viewBox="0 0 2504 2369">
          <text:p/>
        </draw:connector>
        <draw:connector draw:style-name="gr2" draw:text-style-name="P3" draw:layer="layout" draw:type="line" svg:x1="16.692cm" svg:y1="9.572cm" svg:x2="13.918cm" svg:y2="7.25cm" draw:start-shape="id33" draw:end-shape="id31" draw:end-glue-point="9" svg:d="M16692 9572l-2774-2322" svg:viewBox="0 0 2775 2323">
          <text:p/>
        </draw:connector>
        <draw:connector draw:style-name="gr2" draw:text-style-name="P3" draw:layer="layout" draw:type="line" svg:x1="17.192cm" svg:y1="10.071cm" svg:x2="19.596cm" svg:y2="7.35cm" draw:start-shape="id33" draw:end-shape="id34" svg:d="M17192 10071l2404-2721" svg:viewBox="0 0 2405 2722">
          <text:p/>
        </draw:connector>
        <draw:connector draw:style-name="gr2" draw:text-style-name="P3" draw:layer="layout" draw:type="line" svg:x1="16.921cm" svg:y1="3.675cm" svg:x2="19.597cm" svg:y2="6.351cm" draw:start-shape="id32" draw:end-shape="id34" draw:end-glue-point="4" svg:d="M16921 3675l2676 2676" svg:viewBox="0 0 2677 2677">
          <text:p/>
        </draw:connector>
        <draw:connector draw:style-name="gr2" draw:text-style-name="P3" draw:layer="layout" draw:type="line" svg:x1="7.079cm" svg:y1="3.992cm" svg:x2="15.922cm" svg:y2="3.675cm" draw:start-shape="id28" draw:end-shape="id32" svg:d="M7079 3992l8843-317" svg:viewBox="0 0 8844 318">
          <text:p/>
        </draw:connector>
        <draw:connector draw:style-name="gr2" draw:text-style-name="P3" draw:layer="layout" draw:type="line" svg:x1="7.396cm" svg:y1="9.754cm" svg:x2="16.193cm" svg:y2="10.071cm" draw:start-shape="id29" draw:end-shape="id33" svg:d="M7396 9754l8797 317" svg:viewBox="0 0 8798 318">
          <text:p/>
        </draw:connector>
        <draw:connector draw:style-name="gr2" draw:text-style-name="P3" draw:layer="layout" draw:type="line" svg:x1="6.58cm" svg:y1="4.492cm" svg:x2="6.896cm" svg:y2="9.255cm" draw:start-shape="id28" draw:start-glue-point="8" draw:end-shape="id29" svg:d="M6580 4492l316 4763" svg:viewBox="0 0 317 4764">
          <text:p/>
        </draw:connector>
        <draw:connector draw:style-name="gr2" draw:text-style-name="P3" draw:layer="layout" draw:type="line" svg:x1="14.064cm" svg:y1="6.896cm" svg:x2="19.097cm" svg:y2="6.85cm" draw:start-shape="id31" draw:end-shape="id34" svg:d="M14064 6896l5033-46" svg:viewBox="0 0 5034 47">
          <text:p/>
        </draw:connector>
        <draw:frame draw:style-name="gr30" draw:text-style-name="P4" draw:layer="layout" svg:width="9.103cm" svg:height="1.673cm" svg:x="3.222cm" svg:y="1.317cm">
          <draw:text-box>
            <text:p>D – Two Connected Diamonds</text:p>
            <text:p/>
          </draw:text-box>
        </draw:frame>
      </draw:page>
      <draw:page draw:name="page4" draw:style-name="dp1" draw:master-page-name="Default">
        <draw:custom-shape draw:style-name="gr31" draw:text-style-name="P5" xml:id="id38" draw:id="id38" draw:layer="layout" svg:width="0.999cm" svg:height="0.999cm" svg:x="1.588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47" draw:id="id47" draw:layer="layout" svg:width="0.999cm" svg:height="0.999cm" svg:x="7.032cm" svg:y="10.47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43" draw:id="id43" draw:layer="layout" svg:width="0.999cm" svg:height="0.999cm" svg:x="8.62cm" svg:y="7.8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44" draw:id="id44" draw:layer="layout" svg:width="0.999cm" svg:height="0.999cm" svg:x="8.456cm" svg:y="13.63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xml:id="id49" draw:id="id49" draw:layer="layout" svg:width="0.999cm" svg:height="0.999cm" svg:x="13.065cm" svg:y="6.71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35" draw:id="id35" draw:layer="layout" svg:width="0.999cm" svg:height="0.999cm" svg:x="4.763cm" svg:y="4.44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45" draw:id="id45" draw:layer="layout" svg:width="0.999cm" svg:height="0.999cm" svg:x="17.192cm" svg:y="7.8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42" draw:id="id42" draw:layer="layout" svg:width="0.999cm" svg:height="0.999cm" svg:x="12.747cm" svg:y="19.415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46" draw:id="id46" draw:layer="layout" svg:width="0.999cm" svg:height="0.999cm" svg:x="17.163cm" svg:y="13.552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48" draw:id="id48" draw:layer="layout" svg:width="0.999cm" svg:height="0.999cm" svg:x="18.145cm" svg:y="10.52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36" draw:id="id36" draw:layer="layout" svg:width="0.999cm" svg:height="0.999cm" svg:x="13.382cm" svg:y="1.95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50" draw:id="id50" draw:layer="layout" svg:width="0.999cm" svg:height="0.999cm" svg:x="12.701cm" svg:y="14.60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39" draw:id="id39" draw:layer="layout" svg:width="0.999cm" svg:height="0.999cm" svg:x="23.813cm" svg:y="10.525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37" draw:id="id37" draw:layer="layout" svg:width="0.999cm" svg:height="0.953cm" svg:x="21.908cm" svg:y="5.12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41" draw:id="id41" draw:layer="layout" svg:width="0.999cm" svg:height="0.999cm" svg:x="21.908cm" svg:y="16.2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40" draw:id="id40" draw:layer="layout" svg:width="0.999cm" svg:height="0.999cm" svg:x="4.81cm" svg:y="16.2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616cm" svg:y1="4.592cm" svg:x2="13.382cm" svg:y2="2.452cm" draw:start-shape="id35" draw:start-glue-point="11" draw:end-shape="id36" draw:end-glue-point="6" svg:d="M5616 4592l7766-2140" svg:viewBox="0 0 7767 2141">
          <text:p/>
        </draw:connector>
        <draw:connector draw:style-name="gr2" draw:text-style-name="P3" draw:layer="layout" draw:type="line" svg:x1="14.381cm" svg:y1="2.452cm" svg:x2="22.054cm" svg:y2="5.266cm" draw:start-shape="id36" draw:start-glue-point="10" draw:end-shape="id37" draw:end-glue-point="5" svg:d="M14381 2452l7673 2814" svg:viewBox="0 0 7674 2815">
          <text:p/>
        </draw:connector>
        <draw:connector draw:style-name="gr2" draw:text-style-name="P3" draw:layer="layout" draw:type="line" svg:x1="2.088cm" svg:y1="10.525cm" svg:x2="4.909cm" svg:y2="5.299cm" draw:start-shape="id38" draw:start-glue-point="4" draw:end-shape="id35" draw:end-glue-point="7" svg:d="M2088 10525l2821-5226" svg:viewBox="0 0 2822 5227">
          <text:p/>
        </draw:connector>
        <draw:connector draw:style-name="gr2" draw:text-style-name="P3" draw:layer="layout" draw:type="line" svg:x1="24.313cm" svg:y1="10.525cm" svg:x2="24.313cm" svg:y2="10.525cm" draw:start-shape="id39" draw:start-glue-point="4" draw:end-shape="id39" draw:end-glue-point="4" svg:d="M24313 10525z" svg:viewBox="0 0 1 1">
          <text:p/>
        </draw:connector>
        <draw:connector draw:style-name="gr2" draw:text-style-name="P3" draw:layer="layout" draw:type="line" svg:x1="24.312cm" svg:y1="10.525cm" svg:x2="22.761cm" svg:y2="5.941cm" draw:start-shape="id39" draw:end-shape="id37" draw:end-glue-point="9" svg:d="M24312 10525l-1551-4584" svg:viewBox="0 0 1552 4585">
          <text:p/>
        </draw:connector>
        <draw:connector draw:style-name="gr2" draw:text-style-name="P3" draw:layer="layout" draw:type="line" svg:x1="2.088cm" svg:y1="11.524cm" svg:x2="4.956cm" svg:y2="16.386cm" draw:start-shape="id38" draw:start-glue-point="8" draw:end-shape="id40" draw:end-glue-point="5" svg:d="M2088 11524l2868 4862" svg:viewBox="0 0 2869 4863">
          <text:p/>
        </draw:connector>
        <draw:connector draw:style-name="gr2" draw:text-style-name="P3" draw:layer="layout" draw:type="line" svg:x1="22.907cm" svg:y1="16.739cm" svg:x2="24.313cm" svg:y2="11.524cm" draw:start-shape="id41" draw:end-shape="id39" draw:end-glue-point="8" svg:d="M22907 16739l1406-5215" svg:viewBox="0 0 1407 5216">
          <text:p/>
        </draw:connector>
        <draw:connector draw:style-name="gr2" draw:text-style-name="P3" draw:layer="layout" draw:type="line" svg:x1="5.809cm" svg:y1="16.739cm" svg:x2="12.747cm" svg:y2="19.915cm" draw:start-shape="id40" draw:end-shape="id42" draw:end-glue-point="6" svg:d="M5809 16739l6938 3176" svg:viewBox="0 0 6939 3177">
          <text:p/>
        </draw:connector>
        <draw:connector draw:style-name="gr2" draw:text-style-name="P3" draw:layer="layout" draw:type="line" svg:x1="22.054cm" svg:y1="17.093cm" svg:x2="13.746cm" svg:y2="19.915cm" draw:start-shape="id41" draw:start-glue-point="7" draw:end-shape="id42" draw:end-glue-point="10" svg:d="M22054 17093l-8308 2822" svg:viewBox="0 0 8309 2823">
          <text:p/>
        </draw:connector>
        <draw:connector draw:style-name="gr2" draw:text-style-name="P3" draw:layer="layout" draw:type="line" svg:x1="2.441cm" svg:y1="10.671cm" svg:x2="13.528cm" svg:y2="2.805cm" draw:start-shape="id38" draw:start-glue-point="11" draw:end-shape="id36" draw:end-glue-point="7" svg:d="M2441 10671l11087-7866" svg:viewBox="0 0 11088 7867">
          <text:p/>
        </draw:connector>
        <draw:connector draw:style-name="gr2" draw:text-style-name="P3" draw:layer="layout" draw:type="line" svg:x1="14.235cm" svg:y1="2.805cm" svg:x2="23.959cm" svg:y2="10.671cm" draw:start-shape="id36" draw:start-glue-point="9" draw:end-shape="id39" draw:end-glue-point="5" svg:d="M14235 2805l9724 7866" svg:viewBox="0 0 9725 7867">
          <text:p/>
        </draw:connector>
        <draw:connector draw:style-name="gr2" draw:text-style-name="P3" draw:layer="layout" draw:type="line" svg:x1="2.441cm" svg:y1="11.378cm" svg:x2="12.893cm" svg:y2="19.561cm" draw:start-shape="id38" draw:start-glue-point="9" draw:end-shape="id42" draw:end-glue-point="5" svg:d="M2441 11378l10452 8183" svg:viewBox="0 0 10453 8184">
          <text:p/>
        </draw:connector>
        <draw:connector draw:style-name="gr2" draw:text-style-name="P3" draw:layer="layout" draw:type="line" svg:x1="13.6cm" svg:y1="19.561cm" svg:x2="23.959cm" svg:y2="11.378cm" draw:start-shape="id42" draw:start-glue-point="11" draw:end-shape="id39" draw:end-glue-point="7" svg:d="M13600 19561l10359-8183" svg:viewBox="0 0 10360 8184">
          <text:p/>
        </draw:connector>
        <draw:connector draw:style-name="gr2" draw:text-style-name="P3" draw:layer="layout" draw:type="line" svg:x1="2.587cm" svg:y1="11.025cm" svg:x2="8.62cm" svg:y2="8.303cm" draw:start-shape="id38" draw:start-glue-point="10" draw:end-shape="id43" draw:end-glue-point="6" svg:d="M2587 11025l6033-2722" svg:viewBox="0 0 6034 2723">
          <text:p/>
        </draw:connector>
        <draw:connector draw:style-name="gr2" draw:text-style-name="P3" draw:layer="layout" draw:type="line" svg:x1="2.587cm" svg:y1="11.024cm" svg:x2="8.456cm" svg:y2="14.135cm" draw:start-shape="id38" draw:end-shape="id44" draw:end-glue-point="6" svg:d="M2587 11024l5869 3111" svg:viewBox="0 0 5870 3112">
          <text:p/>
        </draw:connector>
        <draw:connector draw:style-name="gr2" draw:text-style-name="P3" draw:layer="layout" draw:type="line" svg:x1="23.813cm" svg:y1="11.025cm" svg:x2="18.191cm" svg:y2="8.32cm" draw:start-shape="id39" draw:start-glue-point="6" draw:end-shape="id45" svg:d="M23813 11025l-5622-2705" svg:viewBox="0 0 5623 2706">
          <text:p/>
        </draw:connector>
        <draw:connector draw:style-name="gr2" draw:text-style-name="P3" draw:layer="layout" draw:type="line" svg:x1="23.813cm" svg:y1="11.025cm" svg:x2="18.162cm" svg:y2="14.052cm" draw:start-shape="id39" draw:start-glue-point="6" draw:end-shape="id46" draw:end-glue-point="10" svg:d="M23813 11025l-5651 3027" svg:viewBox="0 0 5652 3028">
          <text:p/>
        </draw:connector>
        <draw:connector draw:style-name="gr2" draw:text-style-name="P3" draw:layer="layout" draw:type="line" svg:x1="9.12cm" svg:y1="7.803cm" svg:x2="13.882cm" svg:y2="2.951cm" draw:start-shape="id43" draw:start-glue-point="4" draw:end-shape="id36" draw:end-glue-point="8" svg:d="M9120 7803l4762-4852" svg:viewBox="0 0 4763 4853">
          <text:p/>
        </draw:connector>
        <draw:connector draw:style-name="gr2" draw:text-style-name="P3" draw:layer="layout" draw:type="line" svg:x1="17.692cm" svg:y1="7.821cm" svg:x2="13.882cm" svg:y2="2.951cm" draw:start-shape="id45" draw:start-glue-point="4" draw:end-shape="id36" draw:end-glue-point="8" svg:d="M17692 7821l-3810-4870" svg:viewBox="0 0 3811 4871">
          <text:p/>
        </draw:connector>
        <draw:connector draw:style-name="gr2" draw:text-style-name="P3" draw:layer="layout" draw:type="line" svg:x1="8.956cm" svg:y1="14.634cm" svg:x2="13.247cm" svg:y2="19.415cm" draw:start-shape="id44" draw:start-glue-point="8" draw:end-shape="id42" draw:end-glue-point="4" svg:d="M8956 14634l4291 4781" svg:viewBox="0 0 4292 4782">
          <text:p/>
        </draw:connector>
        <draw:connector draw:style-name="gr2" draw:text-style-name="P3" draw:layer="layout" draw:type="line" svg:x1="17.663cm" svg:y1="14.551cm" svg:x2="13.247cm" svg:y2="19.415cm" draw:start-shape="id46" draw:start-glue-point="8" draw:end-shape="id42" draw:end-glue-point="4" svg:d="M17663 14551l-4416 4864" svg:viewBox="0 0 4417 4865">
          <text:p/>
        </draw:connector>
        <draw:connector draw:style-name="gr2" draw:text-style-name="P3" draw:layer="layout" draw:type="line" svg:x1="5.762cm" svg:y1="4.946cm" svg:x2="21.908cm" svg:y2="5.604cm" draw:start-shape="id35" draw:start-glue-point="10" draw:end-shape="id37" draw:end-glue-point="6" svg:d="M5762 4946l16146 658" svg:viewBox="0 0 16147 659">
          <text:p/>
        </draw:connector>
        <draw:connector draw:style-name="gr2" draw:text-style-name="P3" draw:layer="layout" draw:type="line" svg:x1="5.809cm" svg:y1="16.74cm" svg:x2="21.908cm" svg:y2="16.74cm" draw:start-shape="id40" draw:start-glue-point="10" draw:end-shape="id41" draw:end-glue-point="6" svg:d="M5809 16740h16099" svg:viewBox="0 0 16100 1">
          <text:p/>
        </draw:connector>
        <draw:connector draw:style-name="gr2" draw:text-style-name="P3" draw:layer="layout" draw:type="line" svg:x1="5.263cm" svg:y1="5.445cm" svg:x2="5.31cm" svg:y2="16.24cm" draw:start-shape="id35" draw:start-glue-point="8" draw:end-shape="id40" draw:end-glue-point="4" svg:d="M5263 5445l47 10795" svg:viewBox="0 0 48 10796">
          <text:p/>
        </draw:connector>
        <draw:connector draw:style-name="gr2" draw:text-style-name="P3" draw:layer="layout" draw:type="line" svg:x1="22.408cm" svg:y1="6.08cm" svg:x2="22.407cm" svg:y2="16.24cm" draw:start-shape="id37" draw:start-glue-point="8" draw:end-shape="id41" svg:d="M22408 6080l-1 10160" svg:viewBox="0 0 2 10161">
          <text:p/>
        </draw:connector>
        <draw:connector draw:style-name="gr2" draw:text-style-name="P3" draw:layer="layout" draw:type="line" svg:x1="5.616cm" svg:y1="5.299cm" svg:x2="7.532cm" svg:y2="10.478cm" draw:start-shape="id35" draw:start-glue-point="9" draw:end-shape="id47" draw:end-glue-point="4" svg:d="M5616 5299l1916 5179" svg:viewBox="0 0 1917 5180">
          <text:p/>
        </draw:connector>
        <draw:connector draw:style-name="gr2" draw:text-style-name="P3" draw:layer="layout" draw:type="line" svg:x1="5.663cm" svg:y1="16.386cm" svg:x2="7.531cm" svg:y2="11.477cm" draw:start-shape="id40" draw:start-glue-point="11" draw:end-shape="id47" svg:d="M5663 16386l1868-4909" svg:viewBox="0 0 1869 4910">
          <text:p/>
        </draw:connector>
        <draw:connector draw:style-name="gr2" draw:text-style-name="P3" draw:layer="layout" draw:type="line" svg:x1="22.054cm" svg:y1="5.941cm" svg:x2="18.645cm" svg:y2="10.525cm" draw:start-shape="id37" draw:start-glue-point="7" draw:end-shape="id48" draw:end-glue-point="4" svg:d="M22054 5941l-3409 4584" svg:viewBox="0 0 3410 4585">
          <text:p/>
        </draw:connector>
        <draw:connector draw:style-name="gr2" draw:text-style-name="P3" draw:layer="layout" draw:type="line" svg:x1="22.054cm" svg:y1="16.386cm" svg:x2="18.645cm" svg:y2="11.524cm" draw:start-shape="id41" draw:start-glue-point="5" draw:end-shape="id48" draw:end-glue-point="8" svg:d="M22054 16386l-3409-4862" svg:viewBox="0 0 3410 4863">
          <text:p/>
        </draw:connector>
        <draw:connector draw:style-name="gr2" draw:text-style-name="P3" draw:layer="layout" draw:type="line" svg:x1="5.762cm" svg:y1="4.945cm" svg:x2="13.065cm" svg:y2="7.215cm" draw:start-shape="id35" draw:end-shape="id49" draw:end-glue-point="6" svg:d="M5762 4945l7303 2270" svg:viewBox="0 0 7304 2271">
          <text:p/>
        </draw:connector>
        <draw:connector draw:style-name="gr2" draw:text-style-name="P3" draw:layer="layout" draw:type="line" svg:x1="21.908cm" svg:y1="5.604cm" svg:x2="14.064cm" svg:y2="7.214cm" draw:start-shape="id37" draw:start-glue-point="6" draw:end-shape="id49" svg:d="M21908 5604l-7844 1610" svg:viewBox="0 0 7845 1611">
          <text:p/>
        </draw:connector>
        <draw:connector draw:style-name="gr2" draw:text-style-name="P3" draw:layer="layout" draw:type="line" svg:x1="5.809cm" svg:y1="16.739cm" svg:x2="12.701cm" svg:y2="15.106cm" draw:start-shape="id40" draw:end-shape="id50" draw:end-glue-point="6" svg:d="M5809 16739l6892-1633" svg:viewBox="0 0 6893 1634">
          <text:p/>
        </draw:connector>
        <draw:connector draw:style-name="gr2" draw:text-style-name="P3" draw:layer="layout" draw:type="line" svg:x1="21.908cm" svg:y1="16.74cm" svg:x2="13.7cm" svg:y2="15.105cm" draw:start-shape="id41" draw:start-glue-point="6" draw:end-shape="id50" svg:d="M21908 16740l-8208-1635" svg:viewBox="0 0 8209 1636">
          <text:p/>
        </draw:connector>
        <draw:connector draw:style-name="gr2" draw:text-style-name="P3" draw:layer="layout" draw:type="line" svg:x1="9.119cm" svg:y1="8.802cm" svg:x2="8.955cm" svg:y2="13.635cm" draw:start-shape="id43" draw:end-shape="id44" svg:d="M9119 8802l-164 4833" svg:viewBox="0 0 165 4834">
          <text:p/>
        </draw:connector>
        <draw:connector draw:style-name="gr2" draw:text-style-name="P3" draw:layer="layout" draw:type="line" svg:x1="17.692cm" svg:y1="8.82cm" svg:x2="17.663cm" svg:y2="13.552cm" draw:start-shape="id45" draw:start-glue-point="8" draw:end-shape="id46" draw:end-glue-point="4" svg:d="M17692 8820l-29 4732" svg:viewBox="0 0 30 4733">
          <text:p/>
        </draw:connector>
        <draw:connector draw:style-name="gr2" draw:text-style-name="P3" draw:layer="layout" draw:type="line" svg:x1="9.619cm" svg:y1="8.302cm" svg:x2="17.192cm" svg:y2="8.321cm" draw:start-shape="id43" draw:end-shape="id45" draw:end-glue-point="6" svg:d="M9619 8302l7573 19" svg:viewBox="0 0 7574 20">
          <text:p/>
        </draw:connector>
        <draw:connector draw:style-name="gr2" draw:text-style-name="P3" draw:layer="layout" draw:type="line" svg:x1="9.455cm" svg:y1="14.135cm" svg:x2="17.163cm" svg:y2="14.051cm" draw:start-shape="id44" draw:start-glue-point="10" draw:end-shape="id46" svg:d="M9455 14135l7708-84" svg:viewBox="0 0 7709 85">
          <text:p/>
        </draw:connector>
        <draw:connector draw:style-name="gr2" draw:text-style-name="P3" draw:layer="layout" draw:type="line" svg:x1="13.211cm" svg:y1="7.568cm" svg:x2="7.885cm" svg:y2="10.624cm" draw:start-shape="id49" draw:start-glue-point="7" draw:end-shape="id47" draw:end-glue-point="11" svg:d="M13211 7568l-5326 3056" svg:viewBox="0 0 5327 3057">
          <text:p/>
        </draw:connector>
        <draw:connector draw:style-name="gr2" draw:text-style-name="P3" draw:layer="layout" draw:type="line" svg:x1="18.291cm" svg:y1="10.671cm" svg:x2="13.918cm" svg:y2="7.568cm" draw:start-shape="id48" draw:start-glue-point="5" draw:end-shape="id49" draw:end-glue-point="9" svg:d="M18291 10671l-4373-3103" svg:viewBox="0 0 4374 3104">
          <text:p/>
        </draw:connector>
        <draw:connector draw:style-name="gr2" draw:text-style-name="P3" draw:layer="layout" draw:type="line" svg:x1="13.565cm" svg:y1="7.714cm" svg:x2="9.309cm" svg:y2="13.781cm" draw:start-shape="id49" draw:start-glue-point="8" draw:end-shape="id44" draw:end-glue-point="11" svg:d="M13565 7714l-4256 6067" svg:viewBox="0 0 4257 6068">
          <text:p/>
        </draw:connector>
        <draw:connector draw:style-name="gr2" draw:text-style-name="P3" draw:layer="layout" draw:type="line" svg:x1="13.565cm" svg:y1="7.714cm" svg:x2="17.309cm" svg:y2="13.698cm" draw:start-shape="id49" draw:start-glue-point="8" draw:end-shape="id46" draw:end-glue-point="5" svg:d="M13565 7714l3744 5984" svg:viewBox="0 0 3745 5985">
          <text:p/>
        </draw:connector>
        <draw:connector draw:style-name="gr2" draw:text-style-name="P3" draw:layer="layout" draw:type="line" svg:x1="12.847cm" svg:y1="14.752cm" svg:x2="8.031cm" svg:y2="10.977cm" draw:start-shape="id50" draw:start-glue-point="5" draw:end-shape="id47" svg:d="M12847 14752l-4816-3775" svg:viewBox="0 0 4817 3776">
          <text:p/>
        </draw:connector>
        <draw:connector draw:style-name="gr2" draw:text-style-name="P3" draw:layer="layout" draw:type="line" svg:x1="13.201cm" svg:y1="14.606cm" svg:x2="9.473cm" svg:y2="8.656cm" draw:start-shape="id50" draw:start-glue-point="4" draw:end-shape="id43" draw:end-glue-point="9" svg:d="M13201 14606l-3728-5950" svg:viewBox="0 0 3729 5951">
          <text:p/>
        </draw:connector>
        <draw:connector draw:style-name="gr2" draw:text-style-name="P3" draw:layer="layout" draw:type="line" svg:x1="13.554cm" svg:y1="14.752cm" svg:x2="18.291cm" svg:y2="11.378cm" draw:start-shape="id50" draw:start-glue-point="11" draw:end-shape="id48" draw:end-glue-point="7" svg:d="M13554 14752l4737-3374" svg:viewBox="0 0 4738 3375">
          <text:p/>
        </draw:connector>
        <draw:connector draw:style-name="gr2" draw:text-style-name="P3" draw:layer="layout" draw:type="line" svg:x1="13.201cm" svg:y1="14.606cm" svg:x2="17.691cm" svg:y2="8.82cm" draw:start-shape="id50" draw:start-glue-point="4" draw:end-shape="id45" svg:d="M13201 14606l4490-5786" svg:viewBox="0 0 4491 5787">
          <text:p/>
        </draw:connector>
        <draw:connector draw:style-name="gr2" draw:text-style-name="P3" draw:layer="layout" draw:type="line" svg:x1="8.031cm" svg:y1="10.978cm" svg:x2="17.338cm" svg:y2="8.674cm" draw:start-shape="id47" draw:start-glue-point="10" draw:end-shape="id45" draw:end-glue-point="7" svg:d="M8031 10978l9307-2304" svg:viewBox="0 0 9308 2305">
          <text:p/>
        </draw:connector>
        <draw:connector draw:style-name="gr2" draw:text-style-name="P3" draw:layer="layout" draw:type="line" svg:x1="8.031cm" svg:y1="10.978cm" svg:x2="17.309cm" svg:y2="13.698cm" draw:start-shape="id47" draw:start-glue-point="10" draw:end-shape="id46" draw:end-glue-point="5" svg:d="M8031 10978l9278 2720" svg:viewBox="0 0 9279 2721">
          <text:p/>
        </draw:connector>
        <draw:connector draw:style-name="gr2" draw:text-style-name="P3" draw:layer="layout" draw:type="line" svg:x1="18.145cm" svg:y1="11.025cm" svg:x2="9.619cm" svg:y2="8.303cm" draw:start-shape="id48" draw:start-glue-point="6" draw:end-shape="id43" draw:end-glue-point="10" svg:d="M18145 11025l-8526-2722" svg:viewBox="0 0 8527 2723">
          <text:p/>
        </draw:connector>
        <draw:connector draw:style-name="gr2" draw:text-style-name="P3" draw:layer="layout" draw:type="line" svg:x1="18.145cm" svg:y1="11.025cm" svg:x2="9.455cm" svg:y2="14.135cm" draw:start-shape="id48" draw:start-glue-point="6" draw:end-shape="id44" draw:end-glue-point="10" svg:d="M18145 11025l-8690 3110" svg:viewBox="0 0 8691 3111">
          <text:p/>
        </draw:connector>
        <draw:frame draw:style-name="gr41" draw:text-style-name="P4" draw:layer="layout" svg:width="3.996cm" svg:height="0.962cm" svg:x="2.905cm" svg:y="2.27cm">
          <draw:text-box>
            <text:p>SIXTEEN_A</text:p>
          </draw:text-box>
        </draw:frame>
      </draw:page>
      <draw:page draw:name="page5" draw:style-name="dp1" draw:master-page-name="Default">
        <draw:custom-shape draw:style-name="gr31" draw:text-style-name="P5" xml:id="id54" draw:id="id54" draw:layer="layout" svg:width="0.999cm" svg:height="0.999cm" svg:x="1.588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59" draw:id="id59" draw:layer="layout" svg:width="0.999cm" svg:height="0.999cm" svg:x="7.032cm" svg:y="10.47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63" draw:id="id63" draw:layer="layout" svg:width="0.999cm" svg:height="0.999cm" svg:x="8.62cm" svg:y="7.8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64" draw:id="id64" draw:layer="layout" svg:width="0.999cm" svg:height="0.999cm" svg:x="8.456cm" svg:y="13.63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61" draw:id="id61" draw:layer="layout" svg:width="0.999cm" svg:height="0.999cm" svg:x="13.065cm" svg:y="6.71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51" draw:id="id51" draw:layer="layout" svg:width="0.999cm" svg:height="0.999cm" svg:x="4.763cm" svg:y="4.44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65" draw:id="id65" draw:layer="layout" svg:width="0.999cm" svg:height="0.999cm" svg:x="17.192cm" svg:y="7.8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58" draw:id="id58" draw:layer="layout" svg:width="0.999cm" svg:height="0.999cm" svg:x="12.747cm" svg:y="19.415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66" draw:id="id66" draw:layer="layout" svg:width="0.999cm" svg:height="0.999cm" svg:x="17.192cm" svg:y="13.65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60" draw:id="id60" draw:layer="layout" svg:width="0.999cm" svg:height="0.999cm" svg:x="18.145cm" svg:y="10.52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52" draw:id="id52" draw:layer="layout" svg:width="0.999cm" svg:height="0.999cm" svg:x="13.382cm" svg:y="1.95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62" draw:id="id62" draw:layer="layout" svg:width="0.999cm" svg:height="0.999cm" svg:x="12.701cm" svg:y="14.60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55" draw:id="id55" draw:layer="layout" svg:width="0.999cm" svg:height="0.999cm" svg:x="23.813cm" svg:y="10.525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53" draw:id="id53" draw:layer="layout" svg:width="0.999cm" svg:height="0.953cm" svg:x="21.908cm" svg:y="5.12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57" draw:id="id57" draw:layer="layout" svg:width="0.999cm" svg:height="0.999cm" svg:x="21.908cm" svg:y="16.2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56" draw:id="id56" draw:layer="layout" svg:width="0.999cm" svg:height="0.999cm" svg:x="4.81cm" svg:y="16.2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616cm" svg:y1="4.592cm" svg:x2="13.382cm" svg:y2="2.452cm" draw:start-shape="id51" draw:start-glue-point="11" draw:end-shape="id52" draw:end-glue-point="6" svg:d="M5616 4592l7766-2140" svg:viewBox="0 0 7767 2141">
          <text:p/>
        </draw:connector>
        <draw:connector draw:style-name="gr2" draw:text-style-name="P3" draw:layer="layout" draw:type="line" svg:x1="14.381cm" svg:y1="2.452cm" svg:x2="22.054cm" svg:y2="5.266cm" draw:start-shape="id52" draw:start-glue-point="10" draw:end-shape="id53" draw:end-glue-point="5" svg:d="M14381 2452l7673 2814" svg:viewBox="0 0 7674 2815">
          <text:p/>
        </draw:connector>
        <draw:connector draw:style-name="gr2" draw:text-style-name="P3" draw:layer="layout" draw:type="line" svg:x1="2.088cm" svg:y1="10.525cm" svg:x2="4.909cm" svg:y2="5.299cm" draw:start-shape="id54" draw:start-glue-point="4" draw:end-shape="id51" draw:end-glue-point="7" svg:d="M2088 10525l2821-5226" svg:viewBox="0 0 2822 5227">
          <text:p/>
        </draw:connector>
        <draw:connector draw:style-name="gr2" draw:text-style-name="P3" draw:layer="layout" draw:type="line" svg:x1="24.313cm" svg:y1="10.525cm" svg:x2="24.313cm" svg:y2="10.525cm" draw:start-shape="id55" draw:start-glue-point="4" draw:end-shape="id55" draw:end-glue-point="4" svg:d="M24313 10525z" svg:viewBox="0 0 1 1">
          <text:p/>
        </draw:connector>
        <draw:connector draw:style-name="gr2" draw:text-style-name="P3" draw:layer="layout" draw:type="line" svg:x1="24.312cm" svg:y1="10.525cm" svg:x2="22.761cm" svg:y2="5.941cm" draw:start-shape="id55" draw:end-shape="id53" draw:end-glue-point="9" svg:d="M24312 10525l-1551-4584" svg:viewBox="0 0 1552 4585">
          <text:p/>
        </draw:connector>
        <draw:connector draw:style-name="gr2" draw:text-style-name="P3" draw:layer="layout" draw:type="line" svg:x1="2.088cm" svg:y1="11.524cm" svg:x2="4.956cm" svg:y2="16.386cm" draw:start-shape="id54" draw:start-glue-point="8" draw:end-shape="id56" draw:end-glue-point="5" svg:d="M2088 11524l2868 4862" svg:viewBox="0 0 2869 4863">
          <text:p/>
        </draw:connector>
        <draw:connector draw:style-name="gr2" draw:text-style-name="P3" draw:layer="layout" draw:type="line" svg:x1="22.907cm" svg:y1="16.739cm" svg:x2="24.313cm" svg:y2="11.524cm" draw:start-shape="id57" draw:end-shape="id55" draw:end-glue-point="8" svg:d="M22907 16739l1406-5215" svg:viewBox="0 0 1407 5216">
          <text:p/>
        </draw:connector>
        <draw:connector draw:style-name="gr2" draw:text-style-name="P3" draw:layer="layout" draw:type="line" svg:x1="5.809cm" svg:y1="16.739cm" svg:x2="12.747cm" svg:y2="19.915cm" draw:start-shape="id56" draw:end-shape="id58" draw:end-glue-point="6" svg:d="M5809 16739l6938 3176" svg:viewBox="0 0 6939 3177">
          <text:p/>
        </draw:connector>
        <draw:connector draw:style-name="gr2" draw:text-style-name="P3" draw:layer="layout" draw:type="line" svg:x1="22.054cm" svg:y1="17.093cm" svg:x2="13.746cm" svg:y2="19.915cm" draw:start-shape="id57" draw:start-glue-point="7" draw:end-shape="id58" draw:end-glue-point="10" svg:d="M22054 17093l-8308 2822" svg:viewBox="0 0 8309 2823">
          <text:p/>
        </draw:connector>
        <draw:connector draw:style-name="gr2" draw:text-style-name="P3" draw:layer="layout" draw:type="line" svg:x1="2.441cm" svg:y1="10.671cm" svg:x2="13.528cm" svg:y2="2.805cm" draw:start-shape="id54" draw:start-glue-point="11" draw:end-shape="id52" draw:end-glue-point="7" svg:d="M2441 10671l11087-7866" svg:viewBox="0 0 11088 7867">
          <text:p/>
        </draw:connector>
        <draw:connector draw:style-name="gr2" draw:text-style-name="P3" draw:layer="layout" draw:type="line" svg:x1="14.235cm" svg:y1="2.805cm" svg:x2="23.959cm" svg:y2="10.671cm" draw:start-shape="id52" draw:start-glue-point="9" draw:end-shape="id55" draw:end-glue-point="5" svg:d="M14235 2805l9724 7866" svg:viewBox="0 0 9725 7867">
          <text:p/>
        </draw:connector>
        <draw:connector draw:style-name="gr2" draw:text-style-name="P3" draw:layer="layout" draw:type="line" svg:x1="2.441cm" svg:y1="11.378cm" svg:x2="12.893cm" svg:y2="19.561cm" draw:start-shape="id54" draw:start-glue-point="9" draw:end-shape="id58" draw:end-glue-point="5" svg:d="M2441 11378l10452 8183" svg:viewBox="0 0 10453 8184">
          <text:p/>
        </draw:connector>
        <draw:connector draw:style-name="gr2" draw:text-style-name="P3" draw:layer="layout" draw:type="line" svg:x1="13.6cm" svg:y1="19.561cm" svg:x2="23.959cm" svg:y2="11.378cm" draw:start-shape="id58" draw:start-glue-point="11" draw:end-shape="id55" draw:end-glue-point="7" svg:d="M13600 19561l10359-8183" svg:viewBox="0 0 10360 8184">
          <text:p/>
        </draw:connector>
        <draw:connector draw:style-name="gr2" draw:text-style-name="P3" draw:layer="layout" draw:type="line" svg:x1="5.762cm" svg:y1="4.946cm" svg:x2="21.908cm" svg:y2="5.604cm" draw:start-shape="id51" draw:start-glue-point="10" draw:end-shape="id53" draw:end-glue-point="6" svg:d="M5762 4946l16146 658" svg:viewBox="0 0 16147 659">
          <text:p/>
        </draw:connector>
        <draw:connector draw:style-name="gr2" draw:text-style-name="P3" draw:layer="layout" draw:type="line" svg:x1="5.809cm" svg:y1="16.74cm" svg:x2="21.908cm" svg:y2="16.74cm" draw:start-shape="id56" draw:start-glue-point="10" draw:end-shape="id57" draw:end-glue-point="6" svg:d="M5809 16740h16099" svg:viewBox="0 0 16100 1">
          <text:p/>
        </draw:connector>
        <draw:connector draw:style-name="gr2" draw:text-style-name="P3" draw:layer="layout" draw:type="line" svg:x1="5.263cm" svg:y1="5.445cm" svg:x2="5.31cm" svg:y2="16.24cm" draw:start-shape="id51" draw:start-glue-point="8" draw:end-shape="id56" draw:end-glue-point="4" svg:d="M5263 5445l47 10795" svg:viewBox="0 0 48 10796">
          <text:p/>
        </draw:connector>
        <draw:connector draw:style-name="gr2" draw:text-style-name="P3" draw:layer="layout" draw:type="line" svg:x1="22.408cm" svg:y1="6.08cm" svg:x2="22.407cm" svg:y2="16.24cm" draw:start-shape="id53" draw:start-glue-point="8" draw:end-shape="id57" svg:d="M22408 6080l-1 10160" svg:viewBox="0 0 2 10161">
          <text:p/>
        </draw:connector>
        <draw:connector draw:style-name="gr2" draw:text-style-name="P3" draw:layer="layout" draw:type="line" svg:x1="5.616cm" svg:y1="5.299cm" svg:x2="7.532cm" svg:y2="10.478cm" draw:start-shape="id51" draw:start-glue-point="9" draw:end-shape="id59" draw:end-glue-point="4" svg:d="M5616 5299l1916 5179" svg:viewBox="0 0 1917 5180">
          <text:p/>
        </draw:connector>
        <draw:connector draw:style-name="gr2" draw:text-style-name="P3" draw:layer="layout" draw:type="line" svg:x1="5.663cm" svg:y1="16.386cm" svg:x2="7.531cm" svg:y2="11.477cm" draw:start-shape="id56" draw:start-glue-point="11" draw:end-shape="id59" svg:d="M5663 16386l1868-4909" svg:viewBox="0 0 1869 4910">
          <text:p/>
        </draw:connector>
        <draw:connector draw:style-name="gr2" draw:text-style-name="P3" draw:layer="layout" draw:type="line" svg:x1="22.054cm" svg:y1="5.941cm" svg:x2="18.645cm" svg:y2="10.525cm" draw:start-shape="id53" draw:start-glue-point="7" draw:end-shape="id60" draw:end-glue-point="4" svg:d="M22054 5941l-3409 4584" svg:viewBox="0 0 3410 4585">
          <text:p/>
        </draw:connector>
        <draw:connector draw:style-name="gr2" draw:text-style-name="P3" draw:layer="layout" draw:type="line" svg:x1="22.054cm" svg:y1="16.386cm" svg:x2="18.645cm" svg:y2="11.524cm" draw:start-shape="id57" draw:start-glue-point="5" draw:end-shape="id60" draw:end-glue-point="8" svg:d="M22054 16386l-3409-4862" svg:viewBox="0 0 3410 4863">
          <text:p/>
        </draw:connector>
        <draw:connector draw:style-name="gr2" draw:text-style-name="P3" draw:layer="layout" draw:type="line" svg:x1="5.762cm" svg:y1="4.945cm" svg:x2="13.065cm" svg:y2="7.215cm" draw:start-shape="id51" draw:end-shape="id61" draw:end-glue-point="6" svg:d="M5762 4945l7303 2270" svg:viewBox="0 0 7304 2271">
          <text:p/>
        </draw:connector>
        <draw:connector draw:style-name="gr2" draw:text-style-name="P3" draw:layer="layout" draw:type="line" svg:x1="21.908cm" svg:y1="5.604cm" svg:x2="14.064cm" svg:y2="7.214cm" draw:start-shape="id53" draw:start-glue-point="6" draw:end-shape="id61" svg:d="M21908 5604l-7844 1610" svg:viewBox="0 0 7845 1611">
          <text:p/>
        </draw:connector>
        <draw:connector draw:style-name="gr2" draw:text-style-name="P3" draw:layer="layout" draw:type="line" svg:x1="5.809cm" svg:y1="16.739cm" svg:x2="12.701cm" svg:y2="15.106cm" draw:start-shape="id56" draw:end-shape="id62" draw:end-glue-point="6" svg:d="M5809 16739l6892-1633" svg:viewBox="0 0 6893 1634">
          <text:p/>
        </draw:connector>
        <draw:connector draw:style-name="gr2" draw:text-style-name="P3" draw:layer="layout" draw:type="line" svg:x1="21.908cm" svg:y1="16.74cm" svg:x2="13.7cm" svg:y2="15.105cm" draw:start-shape="id57" draw:start-glue-point="6" draw:end-shape="id62" svg:d="M21908 16740l-8208-1635" svg:viewBox="0 0 8209 1636">
          <text:p/>
        </draw:connector>
        <draw:connector draw:style-name="gr2" draw:text-style-name="P3" draw:layer="layout" draw:type="line" svg:x1="9.119cm" svg:y1="8.802cm" svg:x2="8.955cm" svg:y2="13.635cm" draw:start-shape="id63" draw:end-shape="id64" svg:d="M9119 8802l-164 4833" svg:viewBox="0 0 165 4834">
          <text:p/>
        </draw:connector>
        <draw:connector draw:style-name="gr2" draw:text-style-name="P3" draw:layer="layout" draw:type="line" svg:x1="17.692cm" svg:y1="8.82cm" svg:x2="17.692cm" svg:y2="13.653cm" draw:start-shape="id65" draw:start-glue-point="8" draw:end-shape="id66" draw:end-glue-point="4" svg:d="M17692 8820v4833" svg:viewBox="0 0 1 4834">
          <text:p/>
        </draw:connector>
        <draw:connector draw:style-name="gr2" draw:text-style-name="P3" draw:layer="layout" draw:type="line" svg:x1="9.619cm" svg:y1="8.302cm" svg:x2="17.192cm" svg:y2="8.321cm" draw:start-shape="id63" draw:end-shape="id65" draw:end-glue-point="6" svg:d="M9619 8302l7573 19" svg:viewBox="0 0 7574 20">
          <text:p/>
        </draw:connector>
        <draw:connector draw:style-name="gr2" draw:text-style-name="P3" draw:layer="layout" draw:type="line" svg:x1="9.455cm" svg:y1="14.135cm" svg:x2="17.192cm" svg:y2="14.152cm" draw:start-shape="id64" draw:start-glue-point="10" draw:end-shape="id66" svg:d="M9455 14135l7737 17" svg:viewBox="0 0 7738 18">
          <text:p/>
        </draw:connector>
        <draw:connector draw:style-name="gr2" draw:text-style-name="P3" draw:layer="layout" draw:type="line" svg:x1="13.211cm" svg:y1="7.568cm" svg:x2="7.885cm" svg:y2="10.624cm" draw:start-shape="id61" draw:start-glue-point="7" draw:end-shape="id59" draw:end-glue-point="11" svg:d="M13211 7568l-5326 3056" svg:viewBox="0 0 5327 3057">
          <text:p/>
        </draw:connector>
        <draw:connector draw:style-name="gr2" draw:text-style-name="P3" draw:layer="layout" draw:type="line" svg:x1="18.291cm" svg:y1="10.671cm" svg:x2="13.918cm" svg:y2="7.568cm" draw:start-shape="id60" draw:start-glue-point="5" draw:end-shape="id61" draw:end-glue-point="9" svg:d="M18291 10671l-4373-3103" svg:viewBox="0 0 4374 3104">
          <text:p/>
        </draw:connector>
        <draw:connector draw:style-name="gr2" draw:text-style-name="P3" draw:layer="layout" draw:type="line" svg:x1="13.565cm" svg:y1="7.714cm" svg:x2="9.309cm" svg:y2="13.781cm" draw:start-shape="id61" draw:start-glue-point="8" draw:end-shape="id64" draw:end-glue-point="11" svg:d="M13565 7714l-4256 6067" svg:viewBox="0 0 4257 6068">
          <text:p/>
        </draw:connector>
        <draw:connector draw:style-name="gr2" draw:text-style-name="P3" draw:layer="layout" draw:type="line" svg:x1="13.565cm" svg:y1="7.714cm" svg:x2="17.338cm" svg:y2="13.799cm" draw:start-shape="id61" draw:start-glue-point="8" draw:end-shape="id66" draw:end-glue-point="5" svg:d="M13565 7714l3773 6085" svg:viewBox="0 0 3774 6086">
          <text:p/>
        </draw:connector>
        <draw:connector draw:style-name="gr2" draw:text-style-name="P3" draw:layer="layout" draw:type="line" svg:x1="12.847cm" svg:y1="14.752cm" svg:x2="8.031cm" svg:y2="10.977cm" draw:start-shape="id62" draw:start-glue-point="5" draw:end-shape="id59" svg:d="M12847 14752l-4816-3775" svg:viewBox="0 0 4817 3776">
          <text:p/>
        </draw:connector>
        <draw:connector draw:style-name="gr2" draw:text-style-name="P3" draw:layer="layout" draw:type="line" svg:x1="13.201cm" svg:y1="14.606cm" svg:x2="9.473cm" svg:y2="8.656cm" draw:start-shape="id62" draw:start-glue-point="4" draw:end-shape="id63" draw:end-glue-point="9" svg:d="M13201 14606l-3728-5950" svg:viewBox="0 0 3729 5951">
          <text:p/>
        </draw:connector>
        <draw:connector draw:style-name="gr2" draw:text-style-name="P3" draw:layer="layout" draw:type="line" svg:x1="13.554cm" svg:y1="14.752cm" svg:x2="18.291cm" svg:y2="11.378cm" draw:start-shape="id62" draw:start-glue-point="11" draw:end-shape="id60" draw:end-glue-point="7" svg:d="M13554 14752l4737-3374" svg:viewBox="0 0 4738 3375">
          <text:p/>
        </draw:connector>
        <draw:connector draw:style-name="gr2" draw:text-style-name="P3" draw:layer="layout" draw:type="line" svg:x1="13.201cm" svg:y1="14.606cm" svg:x2="17.691cm" svg:y2="8.82cm" draw:start-shape="id62" draw:start-glue-point="4" draw:end-shape="id65" svg:d="M13201 14606l4490-5786" svg:viewBox="0 0 4491 5787">
          <text:p/>
        </draw:connector>
        <draw:frame draw:style-name="gr41" draw:text-style-name="P4" draw:layer="layout" svg:width="3.996cm" svg:height="0.962cm" svg:x="2.905cm" svg:y="2.587cm">
          <draw:text-box>
            <text:p>SIXTEEN_B</text:p>
          </draw:text-box>
        </draw:frame>
      </draw:page>
      <draw:page draw:name="page6" draw:style-name="dp1" draw:master-page-name="Default">
        <draw:custom-shape draw:style-name="gr31" draw:text-style-name="P5" xml:id="id70" draw:id="id70" draw:layer="layout" svg:width="0.999cm" svg:height="0.999cm" svg:x="1.588cm" svg:y="10.5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" xml:id="id75" draw:id="id75" draw:layer="layout" svg:width="0.999cm" svg:height="0.999cm" svg:x="7.032cm" svg:y="10.47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79" draw:id="id79" draw:layer="layout" svg:width="0.999cm" svg:height="0.999cm" svg:x="8.62cm" svg:y="7.8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80" draw:id="id80" draw:layer="layout" svg:width="0.999cm" svg:height="0.999cm" svg:x="8.456cm" svg:y="13.63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77" draw:id="id77" draw:layer="layout" svg:width="0.999cm" svg:height="0.999cm" svg:x="13.065cm" svg:y="6.71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67" draw:id="id67" draw:layer="layout" svg:width="0.999cm" svg:height="0.999cm" svg:x="4.763cm" svg:y="4.44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81" draw:id="id81" draw:layer="layout" svg:width="0.999cm" svg:height="0.999cm" svg:x="17.192cm" svg:y="7.8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74" draw:id="id74" draw:layer="layout" svg:width="0.999cm" svg:height="0.999cm" svg:x="12.747cm" svg:y="19.415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82" draw:id="id82" draw:layer="layout" svg:width="0.999cm" svg:height="0.999cm" svg:x="17.192cm" svg:y="13.65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76" draw:id="id76" draw:layer="layout" svg:width="0.999cm" svg:height="0.999cm" svg:x="18.145cm" svg:y="10.525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8" xml:id="id68" draw:id="id68" draw:layer="layout" svg:width="0.999cm" svg:height="0.999cm" svg:x="13.382cm" svg:y="1.95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78" draw:id="id78" draw:layer="layout" svg:width="0.999cm" svg:height="0.999cm" svg:x="12.701cm" svg:y="14.60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71" draw:id="id71" draw:layer="layout" svg:width="0.999cm" svg:height="0.999cm" svg:x="23.813cm" svg:y="10.525cm">
          <text:p text:style-name="P1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3" xml:id="id69" draw:id="id69" draw:layer="layout" svg:width="0.999cm" svg:height="0.953cm" svg:x="21.908cm" svg:y="5.12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xml:id="id73" draw:id="id73" draw:layer="layout" svg:width="0.999cm" svg:height="0.999cm" svg:x="21.908cm" svg:y="16.24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xml:id="id72" draw:id="id72" draw:layer="layout" svg:width="0.999cm" svg:height="0.999cm" svg:x="4.81cm" svg:y="16.2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616cm" svg:y1="4.592cm" svg:x2="13.382cm" svg:y2="2.452cm" draw:start-shape="id67" draw:start-glue-point="11" draw:end-shape="id68" draw:end-glue-point="6" svg:d="M5616 4592l7766-2140" svg:viewBox="0 0 7767 2141">
          <text:p/>
        </draw:connector>
        <draw:connector draw:style-name="gr2" draw:text-style-name="P3" draw:layer="layout" draw:type="line" svg:x1="14.381cm" svg:y1="2.452cm" svg:x2="22.054cm" svg:y2="5.266cm" draw:start-shape="id68" draw:start-glue-point="10" draw:end-shape="id69" draw:end-glue-point="5" svg:d="M14381 2452l7673 2814" svg:viewBox="0 0 7674 2815">
          <text:p/>
        </draw:connector>
        <draw:connector draw:style-name="gr2" draw:text-style-name="P3" draw:layer="layout" draw:type="line" svg:x1="2.088cm" svg:y1="10.525cm" svg:x2="4.909cm" svg:y2="5.299cm" draw:start-shape="id70" draw:start-glue-point="4" draw:end-shape="id67" draw:end-glue-point="7" svg:d="M2088 10525l2821-5226" svg:viewBox="0 0 2822 5227">
          <text:p/>
        </draw:connector>
        <draw:connector draw:style-name="gr2" draw:text-style-name="P3" draw:layer="layout" draw:type="line" svg:x1="24.313cm" svg:y1="10.525cm" svg:x2="24.313cm" svg:y2="10.525cm" draw:start-shape="id71" draw:start-glue-point="4" draw:end-shape="id71" draw:end-glue-point="4" svg:d="M24313 10525z" svg:viewBox="0 0 1 1">
          <text:p/>
        </draw:connector>
        <draw:connector draw:style-name="gr2" draw:text-style-name="P3" draw:layer="layout" draw:type="line" svg:x1="24.312cm" svg:y1="10.525cm" svg:x2="22.761cm" svg:y2="5.941cm" draw:start-shape="id71" draw:end-shape="id69" draw:end-glue-point="9" svg:d="M24312 10525l-1551-4584" svg:viewBox="0 0 1552 4585">
          <text:p/>
        </draw:connector>
        <draw:connector draw:style-name="gr2" draw:text-style-name="P3" draw:layer="layout" draw:type="line" svg:x1="2.088cm" svg:y1="11.524cm" svg:x2="4.956cm" svg:y2="16.386cm" draw:start-shape="id70" draw:start-glue-point="8" draw:end-shape="id72" draw:end-glue-point="5" svg:d="M2088 11524l2868 4862" svg:viewBox="0 0 2869 4863">
          <text:p/>
        </draw:connector>
        <draw:connector draw:style-name="gr2" draw:text-style-name="P3" draw:layer="layout" draw:type="line" svg:x1="22.907cm" svg:y1="16.739cm" svg:x2="24.313cm" svg:y2="11.524cm" draw:start-shape="id73" draw:end-shape="id71" draw:end-glue-point="8" svg:d="M22907 16739l1406-5215" svg:viewBox="0 0 1407 5216">
          <text:p/>
        </draw:connector>
        <draw:connector draw:style-name="gr2" draw:text-style-name="P3" draw:layer="layout" draw:type="line" svg:x1="5.809cm" svg:y1="16.739cm" svg:x2="12.747cm" svg:y2="19.915cm" draw:start-shape="id72" draw:end-shape="id74" draw:end-glue-point="6" svg:d="M5809 16739l6938 3176" svg:viewBox="0 0 6939 3177">
          <text:p/>
        </draw:connector>
        <draw:connector draw:style-name="gr2" draw:text-style-name="P3" draw:layer="layout" draw:type="line" svg:x1="22.054cm" svg:y1="17.093cm" svg:x2="13.746cm" svg:y2="19.915cm" draw:start-shape="id73" draw:start-glue-point="7" draw:end-shape="id74" draw:end-glue-point="10" svg:d="M22054 17093l-8308 2822" svg:viewBox="0 0 8309 2823">
          <text:p/>
        </draw:connector>
        <draw:connector draw:style-name="gr2" draw:text-style-name="P3" draw:layer="layout" draw:type="line" svg:x1="2.441cm" svg:y1="10.671cm" svg:x2="13.528cm" svg:y2="2.805cm" draw:start-shape="id70" draw:start-glue-point="11" draw:end-shape="id68" draw:end-glue-point="7" svg:d="M2441 10671l11087-7866" svg:viewBox="0 0 11088 7867">
          <text:p/>
        </draw:connector>
        <draw:connector draw:style-name="gr2" draw:text-style-name="P3" draw:layer="layout" draw:type="line" svg:x1="14.235cm" svg:y1="2.805cm" svg:x2="23.959cm" svg:y2="10.671cm" draw:start-shape="id68" draw:start-glue-point="9" draw:end-shape="id71" draw:end-glue-point="5" svg:d="M14235 2805l9724 7866" svg:viewBox="0 0 9725 7867">
          <text:p/>
        </draw:connector>
        <draw:connector draw:style-name="gr2" draw:text-style-name="P3" draw:layer="layout" draw:type="line" svg:x1="2.441cm" svg:y1="11.378cm" svg:x2="12.893cm" svg:y2="19.561cm" draw:start-shape="id70" draw:start-glue-point="9" draw:end-shape="id74" draw:end-glue-point="5" svg:d="M2441 11378l10452 8183" svg:viewBox="0 0 10453 8184">
          <text:p/>
        </draw:connector>
        <draw:connector draw:style-name="gr2" draw:text-style-name="P3" draw:layer="layout" draw:type="line" svg:x1="13.6cm" svg:y1="19.561cm" svg:x2="23.959cm" svg:y2="11.378cm" draw:start-shape="id74" draw:start-glue-point="11" draw:end-shape="id71" draw:end-glue-point="7" svg:d="M13600 19561l10359-8183" svg:viewBox="0 0 10360 8184">
          <text:p/>
        </draw:connector>
        <draw:connector draw:style-name="gr2" draw:text-style-name="P3" draw:layer="layout" draw:type="line" svg:x1="5.616cm" svg:y1="5.299cm" svg:x2="7.532cm" svg:y2="10.478cm" draw:start-shape="id67" draw:start-glue-point="9" draw:end-shape="id75" draw:end-glue-point="4" svg:d="M5616 5299l1916 5179" svg:viewBox="0 0 1917 5180">
          <text:p/>
        </draw:connector>
        <draw:connector draw:style-name="gr2" draw:text-style-name="P3" draw:layer="layout" draw:type="line" svg:x1="5.663cm" svg:y1="16.386cm" svg:x2="7.531cm" svg:y2="11.477cm" draw:start-shape="id72" draw:start-glue-point="11" draw:end-shape="id75" svg:d="M5663 16386l1868-4909" svg:viewBox="0 0 1869 4910">
          <text:p/>
        </draw:connector>
        <draw:connector draw:style-name="gr2" draw:text-style-name="P3" draw:layer="layout" draw:type="line" svg:x1="22.054cm" svg:y1="5.941cm" svg:x2="18.645cm" svg:y2="10.525cm" draw:start-shape="id69" draw:start-glue-point="7" draw:end-shape="id76" draw:end-glue-point="4" svg:d="M22054 5941l-3409 4584" svg:viewBox="0 0 3410 4585">
          <text:p/>
        </draw:connector>
        <draw:connector draw:style-name="gr2" draw:text-style-name="P3" draw:layer="layout" draw:type="line" svg:x1="22.054cm" svg:y1="16.386cm" svg:x2="18.645cm" svg:y2="11.524cm" draw:start-shape="id73" draw:start-glue-point="5" draw:end-shape="id76" draw:end-glue-point="8" svg:d="M22054 16386l-3409-4862" svg:viewBox="0 0 3410 4863">
          <text:p/>
        </draw:connector>
        <draw:connector draw:style-name="gr2" draw:text-style-name="P3" draw:layer="layout" draw:type="line" svg:x1="5.762cm" svg:y1="4.945cm" svg:x2="13.065cm" svg:y2="7.215cm" draw:start-shape="id67" draw:end-shape="id77" draw:end-glue-point="6" svg:d="M5762 4945l7303 2270" svg:viewBox="0 0 7304 2271">
          <text:p/>
        </draw:connector>
        <draw:connector draw:style-name="gr2" draw:text-style-name="P3" draw:layer="layout" draw:type="line" svg:x1="21.908cm" svg:y1="5.604cm" svg:x2="14.064cm" svg:y2="7.214cm" draw:start-shape="id69" draw:start-glue-point="6" draw:end-shape="id77" svg:d="M21908 5604l-7844 1610" svg:viewBox="0 0 7845 1611">
          <text:p/>
        </draw:connector>
        <draw:connector draw:style-name="gr2" draw:text-style-name="P3" draw:layer="layout" draw:type="line" svg:x1="5.809cm" svg:y1="16.739cm" svg:x2="12.701cm" svg:y2="15.106cm" draw:start-shape="id72" draw:end-shape="id78" draw:end-glue-point="6" svg:d="M5809 16739l6892-1633" svg:viewBox="0 0 6893 1634">
          <text:p/>
        </draw:connector>
        <draw:connector draw:style-name="gr2" draw:text-style-name="P3" draw:layer="layout" draw:type="line" svg:x1="21.908cm" svg:y1="16.74cm" svg:x2="13.7cm" svg:y2="15.105cm" draw:start-shape="id73" draw:start-glue-point="6" draw:end-shape="id78" svg:d="M21908 16740l-8208-1635" svg:viewBox="0 0 8209 1636">
          <text:p/>
        </draw:connector>
        <draw:connector draw:style-name="gr2" draw:text-style-name="P3" draw:layer="layout" draw:type="line" svg:x1="9.119cm" svg:y1="8.802cm" svg:x2="8.955cm" svg:y2="13.635cm" draw:start-shape="id79" draw:end-shape="id80" svg:d="M9119 8802l-164 4833" svg:viewBox="0 0 165 4834">
          <text:p/>
        </draw:connector>
        <draw:connector draw:style-name="gr2" draw:text-style-name="P3" draw:layer="layout" draw:type="line" svg:x1="17.692cm" svg:y1="8.82cm" svg:x2="17.692cm" svg:y2="13.653cm" draw:start-shape="id81" draw:start-glue-point="8" draw:end-shape="id82" draw:end-glue-point="4" svg:d="M17692 8820v4833" svg:viewBox="0 0 1 4834">
          <text:p/>
        </draw:connector>
        <draw:connector draw:style-name="gr2" draw:text-style-name="P3" draw:layer="layout" draw:type="line" svg:x1="9.619cm" svg:y1="8.302cm" svg:x2="17.192cm" svg:y2="8.321cm" draw:start-shape="id79" draw:end-shape="id81" draw:end-glue-point="6" svg:d="M9619 8302l7573 19" svg:viewBox="0 0 7574 20">
          <text:p/>
        </draw:connector>
        <draw:connector draw:style-name="gr2" draw:text-style-name="P3" draw:layer="layout" draw:type="line" svg:x1="9.455cm" svg:y1="14.135cm" svg:x2="17.192cm" svg:y2="14.152cm" draw:start-shape="id80" draw:start-glue-point="10" draw:end-shape="id82" svg:d="M9455 14135l7737 17" svg:viewBox="0 0 7738 18">
          <text:p/>
        </draw:connector>
        <draw:connector draw:style-name="gr2" draw:text-style-name="P3" draw:layer="layout" draw:type="line" svg:x1="13.211cm" svg:y1="7.568cm" svg:x2="7.885cm" svg:y2="10.624cm" draw:start-shape="id77" draw:start-glue-point="7" draw:end-shape="id75" draw:end-glue-point="11" svg:d="M13211 7568l-5326 3056" svg:viewBox="0 0 5327 3057">
          <text:p/>
        </draw:connector>
        <draw:connector draw:style-name="gr2" draw:text-style-name="P3" draw:layer="layout" draw:type="line" svg:x1="18.291cm" svg:y1="10.671cm" svg:x2="13.918cm" svg:y2="7.568cm" draw:start-shape="id76" draw:start-glue-point="5" draw:end-shape="id77" draw:end-glue-point="9" svg:d="M18291 10671l-4373-3103" svg:viewBox="0 0 4374 3104">
          <text:p/>
        </draw:connector>
        <draw:connector draw:style-name="gr2" draw:text-style-name="P3" draw:layer="layout" draw:type="line" svg:x1="13.201cm" svg:y1="14.606cm" svg:x2="9.473cm" svg:y2="8.656cm" draw:start-shape="id78" draw:start-glue-point="4" draw:end-shape="id79" draw:end-glue-point="9" svg:d="M13201 14606l-3728-5950" svg:viewBox="0 0 3729 5951">
          <text:p/>
        </draw:connector>
        <draw:connector draw:style-name="gr2" draw:text-style-name="P3" draw:layer="layout" draw:type="line" svg:x1="13.201cm" svg:y1="14.606cm" svg:x2="17.691cm" svg:y2="8.82cm" draw:start-shape="id78" draw:start-glue-point="4" draw:end-shape="id81" svg:d="M13201 14606l4490-5786" svg:viewBox="0 0 4491 5787">
          <text:p/>
        </draw:connector>
        <draw:frame draw:style-name="gr41" draw:text-style-name="P4" draw:layer="layout" svg:width="4.031cm" svg:height="0.962cm" svg:x="1.952cm" svg:y="2.905cm">
          <draw:text-box>
            <text:p>SIXTEEN_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8T19:22:19.662633397</meta:creation-date>
    <dc:date>2026-01-11T23:11:58.835411947</dc:date>
    <meta:editing-duration>PT1H54M11S</meta:editing-duration>
    <meta:editing-cycles>15</meta:editing-cycles>
    <meta:generator>LibreOffice/25.2.5.2$Linux_X86_64 LibreOffice_project/520$Build-2</meta:generator>
    <meta:document-statistic meta:object-count="255"/>
  </office:meta>
</office:document-meta>
</file>